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style:font-name="Verdana1"/>
    </style:style>
    <style:style style:name="T2" style:family="text">
      <style:text-properties style:font-name="Verdana1" fo:font-weight="bold"/>
    </style:style>
    <style:style style:name="T3" style:family="text">
      <style:text-properties style:font-name="Verdana1" style:text-underline-style="solid" style:text-underline-width="auto" style:text-underline-color="font-color" fo:font-weight="bold"/>
    </style:style>
    <style:style style:name="T4" style:family="text">
      <style:text-properties style:font-name="Verdana1" fo:font-size="24pt" fo:font-weight="bold"/>
    </style:style>
    <style:style style:name="T5" style:family="text">
      <style:text-properties fo:font-weight="bold" style:font-weight-asian="bold" style:font-weight-complex="bold"/>
    </style:style>
    <style:style style:name="T6" style:family="text">
      <style:text-properties fo:color="#000066" style:font-name="Verdana1"/>
    </style:style>
    <style:style style:name="T7" style:family="text">
      <style:text-properties fo:color="#000066" style:font-name="Verdana1" fo:font-weight="bold"/>
    </style:style>
    <style:style style:name="T8" style:family="text">
      <style:text-properties fo:color="#000066" style:font-name="Verdana1" style:text-underline-style="solid" style:text-underline-width="auto" style:text-underline-color="font-color" fo:font-weight="bold"/>
    </style:style>
    <style:style style:name="T9" style:family="text">
      <style:text-properties style:text-underline-style="solid" style:text-underline-width="auto" style:text-underline-color="font-color" fo:font-weight="bold"/>
    </style:style>
    <style:style style:name="T10" style:family="text">
      <style:text-properties fo:color="#660066" style:font-name="Verdana1"/>
    </style:style>
    <style:style style:name="T11" style:family="text">
      <style:text-properties fo:color="#660066" style:font-name="Verdana1" style:text-underline-style="solid" style:text-underline-width="auto" style:text-underline-color="font-color" fo:font-weight="bold"/>
    </style:style>
    <style:style style:name="T12" style:family="text">
      <style:text-properties fo:color="#00008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asy Crockpot Beef Stew</text:p>
      <text:p text:style-name="Standard">Nothing like a pot of warm stew to keep away the winter chills. This recipe is pretty easy and quick to throw together. It just needs all day to simmer in the crockpot</text:p>
      <text:p text:style-name="Standard"/>
      <text:p text:style-name="Standard"><text:line-break/>1lb. beef stew meat<text:line-break/>2 to 3lbs potatoes, peeled and chopped into bite size pieces<text:line-break/>2 cans green beans, drained<text:line-break/>1 can cream of mushroom soup (I use organic cream of mushroom soup)<text:line-break/>2 cans corn, drained<text:line-break/>1 can (14oz) diced tomatoes<text:line-break/>1 to 2 cans (14oz) beef stock<text:line-break/>Salt, pepper, seasoning salt, to taste<text:line-break/><text:line-break/>Combine all ingredients in the crockpot and let it simmer on low all day long (10+ hours or less time on high).<text:line-break/><text:line-break/>Here are the some pictures of my stew..<text:line-break/><text:line-break/>First are the ingredients. And you will notice some of the ingredients don’t look typical.. LOL.. I have a package of beef stew meat from the cow we purchased, a box (not a can) of cream of mushroom soup, the brand is Pacific and I buy it from my food co-op Azure Standard, 1 quart bag of my homemade beef stock from the freezer, 1 quart bag of corn that I froze from my garden last year and one quart jar of green beans from last summer’s garden. But don't worry, you can purchase the above listed ingredients to make this yummy me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21:20.27</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3" meta:word-count="225" meta:character-count="1178"/>
  </office:meta>
</office:document-meta>
</file>